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6in" svg:height="3.5386in" svg:x="3.7654in" svg:y="2.1335in">
            <draw:object draw:notify-on-update-of-ranges="Sheet1.B16:Sheet1.B34 Sheet1.C16:Sheet1.C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Example 5.1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Use the graphical approach to determinate the drag coefficient c needed for a parachutist of mass m= 68.1kg to have a velocity of 40 m/s after free-falling for time t= 10s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g=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string" calcext:value-type="string">
            <text:p>m/s^2</text:p>
          </table:table-cell>
        </table:table-row>
        <table:table-row table:style-name="ro1">
          <table:table-cell/>
          <table:table-cell table:style-name="ce1" office:value-type="string" calcext:value-type="string">
            <text:p>m=</text:p>
          </table:table-cell>
          <table:table-cell table:style-name="ce1" office:value-type="float" office:value="68.1" calcext:value-type="float">
            <text:p>68.1</text:p>
          </table:table-cell>
          <table:table-cell table:style-name="ce1" office:value-type="string" calcext:value-type="string">
            <text:p>kg</text:p>
          </table:table-cell>
        </table:table-row>
        <table:table-row table:style-name="ro1">
          <table:table-cell/>
          <table:table-cell table:style-name="ce1" office:value-type="string" calcext:value-type="string">
            <text:p>t=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</text:p>
          </table:table-cell>
        </table:table-row>
        <table:table-row table:style-name="ro1">
          <table:table-cell/>
          <table:table-cell table:style-name="ce1" office:value-type="string" calcext:value-type="string">
            <text:p>v=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m/s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C$6]*(([.$C$7])/[.B16])*(1-EXP(-([.B16]/[.$C$7])*[.$C$8]))-40" office:value-type="float" office:value="51.1443332333228" calcext:value-type="float">
            <text:p>51.144333233322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C$6]*(([.$C$7])/[.B17])*(1-EXP(-([.B17]/[.$C$7])*[.$C$8]))-40" office:value-type="float" office:value="44.9205255970833" calcext:value-type="float">
            <text:p>44.920525597083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C$6]*(([.$C$7])/[.B18])*(1-EXP(-([.B18]/[.$C$7])*[.$C$8]))-40" office:value-type="float" office:value="39.2633764334557" calcext:value-type="float">
            <text:p>39.2633764334557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C$6]*(([.$C$7])/[.B19])*(1-EXP(-([.B19]/[.$C$7])*[.$C$8]))-40" office:value-type="float" office:value="34.114844174678" calcext:value-type="float">
            <text:p>34.11484417467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C$6]*(([.$C$7])/[.B20])*(1-EXP(-([.B20]/[.$C$7])*[.$C$8]))-40" office:value-type="float" office:value="29.4232286596754" calcext:value-type="float">
            <text:p>29.423228659675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$C$6]*(([.$C$7])/[.B21])*(1-EXP(-([.B21]/[.$C$7])*[.$C$8]))-40" office:value-type="float" office:value="25.1424494271811" calcext:value-type="float">
            <text:p>25.1424494271811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$C$6]*(([.$C$7])/[.B22])*(1-EXP(-([.B22]/[.$C$7])*[.$C$8]))-40" office:value-type="float" office:value="21.2314084920933" calcext:value-type="float">
            <text:p>21.2314084920933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$C$6]*(([.$C$7])/[.B23])*(1-EXP(-([.B23]/[.$C$7])*[.$C$8]))-40" office:value-type="float" office:value="17.6534275093994" calcext:value-type="float">
            <text:p>17.653427509399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$C$6]*(([.$C$7])/[.B24])*(1-EXP(-([.B24]/[.$C$7])*[.$C$8]))-40" office:value-type="float" office:value="14.3757504555725" calcext:value-type="float">
            <text:p>14.375750455572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C$6]*(([.$C$7])/[.B25])*(1-EXP(-([.B25]/[.$C$7])*[.$C$8]))-40" office:value-type="float" office:value="11.3691040322758" calcext:value-type="float">
            <text:p>11.3691040322758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$C$6]*(([.$C$7])/[.B26])*(1-EXP(-([.B26]/[.$C$7])*[.$C$8]))-40" office:value-type="float" office:value="8.60730894021227" calcext:value-type="float">
            <text:p>8.60730894021227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$C$6]*(([.$C$7])/[.B27])*(1-EXP(-([.B27]/[.$C$7])*[.$C$8]))-40" office:value-type="float" office:value="6.06693599837211" calcext:value-type="float">
            <text:p>6.06693599837211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$C$6]*(([.$C$7])/[.B28])*(1-EXP(-([.B28]/[.$C$7])*[.$C$8]))-40" office:value-type="float" office:value="3.72700181009694" calcext:value-type="float">
            <text:p>3.72700181009694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$C$6]*(([.$C$7])/[.B29])*(1-EXP(-([.B29]/[.$C$7])*[.$C$8]))-40" office:value-type="float" office:value="1.56869931480361" calcext:value-type="float">
            <text:p>1.56869931480361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$C$6]*(([.$C$7])/[.B30])*(1-EXP(-([.B30]/[.$C$7])*[.$C$8]))-40" office:value-type="float" office:value="-0.42484087613191" calcext:value-type="float">
            <text:p>-0.424840876131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$C$6]*(([.$C$7])/[.B31])*(1-EXP(-([.B31]/[.$C$7])*[.$C$8]))-40" office:value-type="float" office:value="-2.26876196934776" calcext:value-type="float">
            <text:p>-2.2687619693477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$C$6]*(([.$C$7])/[.B32])*(1-EXP(-([.B32]/[.$C$7])*[.$C$8]))-40" office:value-type="float" office:value="-3.97666848363516" calcext:value-type="float">
            <text:p>-3.97666848363516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$C$6]*(([.$C$7])/[.B33])*(1-EXP(-([.B33]/[.$C$7])*[.$C$8]))-40" office:value-type="float" office:value="-5.56079254725966" calcext:value-type="float">
            <text:p>-5.5607925472596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$C$6]*(([.$C$7])/[.B34])*(1-EXP(-([.B34]/[.$C$7])*[.$C$8]))-40" office:value-type="float" office:value="-7.03214146416399" calcext:value-type="float">
            <text:p>-7.03214146416399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Root near to x= 15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3T19:04:23.308555857</dc:date>
    <meta:editing-duration>PT10M53S</meta:editing-duration>
    <meta:editing-cycles>15</meta:editing-cycles>
    <meta:generator>LibreOffice/7.3.7.2$Linux_X86_64 LibreOffice_project/30$Build-2</meta:generator>
    <meta:document-statistic meta:table-count="1" meta:cell-count="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3.087cm" svg:y="4.192cm" style:legend-expansion="high" chart:style-name="ch2"/>
        <chart:plot-area chart:style-name="ch3" table:cell-range-address="Sheet1.B16:Sheet1.C34" svg:x="0.319cm" svg:y="0.179cm" svg:width="12.449cm" svg:height="8.631cm">
          <chart:coordinate-region svg:x="1.078cm" svg:y="0.381cm" svg:width="11.498cm" svg:height="8.227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C16:Sheet1.C34" chart:class="chart:scatter">
            <chart:domain table:cell-range-address="Sheet1.B16:Sheet1.B34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6:Sheet1.B34</svg:desc>
                </draw:g>
              </table:table-cell>
              <table:table-cell office:value-type="float" office:value="51.1443332333228">
                <text:p>51.1443332333228</text:p>
                <draw:g>
                  <svg:desc>Sheet1.C16:Sheet1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4.9205255970833">
                <text:p>44.92052559708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9.2633764334557">
                <text:p>39.2633764334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4.114844174678">
                <text:p>34.114844174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9.4232286596754">
                <text:p>29.42322865967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5.1424494271811">
                <text:p>25.14244942718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1.2314084920933">
                <text:p>21.23140849209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.6534275093994">
                <text:p>17.6534275093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.3757504555725">
                <text:p>14.3757504555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3691040322758">
                <text:p>11.36910403227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60730894021227">
                <text:p>8.60730894021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.06693599837211">
                <text:p>6.066935998372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72700181009694">
                <text:p>3.727001810096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56869931480361">
                <text:p>1.568699314803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0.42484087613191">
                <text:p>-0.424840876131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2.26876196934776">
                <text:p>-2.268761969347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3.97666848363516">
                <text:p>-3.976668483635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5.56079254725966">
                <text:p>-5.56079254725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7.03214146416399">
                <text:p>-7.032141464163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